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1"/>
      </table:calculation-settings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6年 10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/>October - 2007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70192" calcext:value-type="float">
            <text:p><text:s/>470,192 </text:p>
          </table:table-cell>
          <table:table-cell table:style-name="ce28" office:value-type="float" office:value="2453" calcext:value-type="float">
            <text:p><text:s/>2,453 </text:p>
          </table:table-cell>
          <table:table-cell table:style-name="ce28" office:value-type="float" office:value="23965" calcext:value-type="float">
            <text:p><text:s/>23,965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418104" calcext:value-type="float">
            <text:p><text:s/>418,104 </text:p>
          </table:table-cell>
          <table:table-cell table:style-name="ce28" office:value-type="float" office:value="643" calcext:value-type="float">
            <text:p><text:s/>643 </text:p>
          </table:table-cell>
          <table:table-cell table:style-name="ce28" office:value-type="float" office:value="24670" calcext:value-type="float">
            <text:p><text:s/>24,670 </text:p>
          </table:table-cell>
          <table:table-cell table:style-name="ce28" office:value-type="float" office:value="789" calcext:value-type="float">
            <text:p><text:s/>789 </text:p>
          </table:table-cell>
          <table:table-cell table:style-name="ce28" office:value-type="float" office:value="4472" calcext:value-type="float">
            <text:p><text:s/>4,472 </text:p>
          </table:table-cell>
          <table:table-cell table:style-name="ce28" office:value-type="float" office:value="3453" calcext:value-type="float">
            <text:p><text:s/>3,453 </text:p>
          </table:table-cell>
          <table:table-cell table:style-name="ce28" office:value-type="float" office:value="1019" calcext:value-type="float">
            <text:p><text:s/>1,019 </text:p>
          </table:table-cell>
          <table:table-cell table:style-name="ce28" office:value-type="float" office:value="82" calcext:value-type="float">
            <text:p><text:s/>82 </text:p>
          </table:table-cell>
          <table:table-cell table:style-name="ce28" office:value-type="float" office:value="15" calcext:value-type="float">
            <text:p><text:s/>15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04793" calcext:value-type="float">
            <text:p><text:s/>304,793 </text:p>
          </table:table-cell>
          <table:table-cell table:style-name="ce28" office:value-type="float" office:value="1220" calcext:value-type="float">
            <text:p><text:s/>1,220 </text:p>
          </table:table-cell>
          <table:table-cell table:style-name="ce28" office:value-type="float" office:value="17289" calcext:value-type="float">
            <text:p><text:s/>17,289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265564" calcext:value-type="float">
            <text:p><text:s/>265,564 </text:p>
          </table:table-cell>
          <table:table-cell table:style-name="ce28" office:value-type="float" office:value="351" calcext:value-type="float">
            <text:p><text:s/>351 </text:p>
          </table:table-cell>
          <table:table-cell table:style-name="ce28" office:value-type="float" office:value="19476" calcext:value-type="float">
            <text:p><text:s/>19,476 </text:p>
          </table:table-cell>
          <table:table-cell table:style-name="ce28" office:value-type="float" office:value="427" calcext:value-type="float">
            <text:p><text:s/>427 </text:p>
          </table:table-cell>
          <table:table-cell table:style-name="ce28" office:value-type="float" office:value="2904" calcext:value-type="float">
            <text:p><text:s/>2,904 </text:p>
          </table:table-cell>
          <table:table-cell table:style-name="ce28" office:value-type="float" office:value="2464" calcext:value-type="float">
            <text:p><text:s/>2,464 </text:p>
          </table:table-cell>
          <table:table-cell table:style-name="ce28" office:value-type="float" office:value="440" calcext:value-type="float">
            <text:p><text:s/>440 </text:p>
          </table:table-cell>
          <table:table-cell table:style-name="ce28" office:value-type="float" office:value="8" calcext:value-type="float">
            <text:p><text:s/>8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2142" calcext:value-type="float">
            <text:p><text:s/>142,142 </text:p>
          </table:table-cell>
          <table:table-cell table:style-name="ce29" office:value-type="float" office:value="629" calcext:value-type="float">
            <text:p><text:s/>62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26675" calcext:value-type="float">
            <text:p><text:s/>126,675 </text:p>
          </table:table-cell>
          <table:table-cell table:style-name="ce29" office:value-type="float" office:value="318" calcext:value-type="float">
            <text:p><text:s/>318 </text:p>
          </table:table-cell>
          <table:table-cell table:style-name="ce29" office:value-type="float" office:value="13554" calcext:value-type="float">
            <text:p><text:s/>13,554 </text:p>
          </table:table-cell>
          <table:table-cell table:style-name="ce29" office:value-type="float" office:value="279" calcext:value-type="float">
            <text:p><text:s/>279 </text:p>
          </table:table-cell>
          <table:table-cell table:style-name="ce29" office:value-type="float" office:value="1945" calcext:value-type="float">
            <text:p><text:s/>1,945 </text:p>
          </table:table-cell>
          <table:table-cell table:style-name="ce29" office:value-type="float" office:value="1913" calcext:value-type="float">
            <text:p><text:s/>1,913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178" calcext:value-type="float">
            <text:p><text:s/>2,178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54" calcext:value-type="float">
            <text:p><text:s/>4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9" calcext:value-type="float">
            <text:p><text:s/>59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14" calcext:value-type="float">
            <text:p><text:s/>14 </text:p>
          </table:table-cell>
          <table:table-cell table:style-name="ce29" office:value-type="float" office:value="6" calcext:value-type="float">
            <text:p><text:s/>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1719" calcext:value-type="float">
            <text:p><text:s/>31,719 </text:p>
          </table:table-cell>
          <table:table-cell table:style-name="ce29" office:value-type="float" office:value="91" calcext:value-type="float">
            <text:p><text:s/>91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9944" calcext:value-type="float">
            <text:p><text:s/>29,9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15" calcext:value-type="float">
            <text:p><text:s/>1,01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14" calcext:value-type="float">
            <text:p><text:s/>114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88" calcext:value-type="float">
            <text:p><text:s/>8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332" calcext:value-type="float">
            <text:p><text:s/>3,33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58" calcext:value-type="float">
            <text:p><text:s/>1,9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2" calcext:value-type="float">
            <text:p><text:s/>22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43" calcext:value-type="float">
            <text:p><text:s/>4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958" calcext:value-type="float">
            <text:p><text:s/>958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876" calcext:value-type="float">
            <text:p><text:s/>876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0" calcext:value-type="float">
            <text:p><text:s/>80 </text:p>
          </table:table-cell>
          <table:table-cell table:number-columns-repeated="3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662" calcext:value-type="float">
            <text:p><text:s/>6,662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02" calcext:value-type="float">
            <text:p><text:s/>5,30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97" calcext:value-type="float">
            <text:p><text:s/>197 </text:p>
          </table:table-cell>
          <table:table-cell table:style-name="ce29" office:value-type="float" office:value="15" calcext:value-type="float">
            <text:p><text:s/>15 </text:p>
          </table:table-cell>
          <table:table-cell table:number-columns-repeated="2" table:style-name="ce29" office:value-type="float" office:value="36" calcext:value-type="float">
            <text:p><text:s/>3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479" calcext:value-type="float">
            <text:p><text:s/>4,47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164" calcext:value-type="float">
            <text:p><text:s/>4,16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69" calcext:value-type="float">
            <text:p><text:s/>69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7" calcext:value-type="float">
            <text:p><text:s/>1,637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09" calcext:value-type="float">
            <text:p><text:s/>1,5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9" calcext:value-type="float">
            <text:p><text:s/>19 </text:p>
          </table:table-cell>
          <table:table-cell table:style-name="ce29" office:value-type="float" office:value="12" calcext:value-type="float">
            <text:p><text:s/>12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12" calcext:value-type="float">
            <text:p><text:s/>1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1995" calcext:value-type="float">
            <text:p><text:s/>1,995 </text:p>
          </table:table-cell>
          <table:table-cell table:style-name="ce29" office:value-type="float" office:value="15" calcext:value-type="float">
            <text:p><text:s/>15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43" calcext:value-type="float">
            <text:p><text:s/>1,54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14" calcext:value-type="float">
            <text:p><text:s/>14 </text:p>
          </table:table-cell>
          <table:table-cell table:number-columns-repeated="2" table:style-name="ce29" office:value-type="float" office:value="61" calcext:value-type="float">
            <text:p><text:s/>6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41" calcext:value-type="float">
            <text:p><text:s/>1,84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27" calcext:value-type="float">
            <text:p><text:s/>1,4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6" calcext:value-type="float">
            <text:p><text:s/>56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343" calcext:value-type="float">
            <text:p><text:s/>343 </text:p>
          </table:table-cell>
          <table:table-cell table:style-name="ce29" office:value-type="float" office:value="24" calcext:value-type="float">
            <text:p><text:s/>2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23" calcext:value-type="float">
            <text:p><text:s/>22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4" calcext:value-type="float">
            <text:p><text:s/>114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0994" calcext:value-type="float">
            <text:p><text:s/>10,994 </text:p>
          </table:table-cell>
          <table:table-cell table:style-name="ce29" office:value-type="float" office:value="42" calcext:value-type="float">
            <text:p><text:s/>42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9710" calcext:value-type="float">
            <text:p><text:s/>9,71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04" calcext:value-type="float">
            <text:p><text:s/>1,10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3" calcext:value-type="float">
            <text:p><text:s/>53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42" calcext:value-type="float">
            <text:p><text:s/>4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596" calcext:value-type="float">
            <text:p><text:s/>12,596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528" calcext:value-type="float">
            <text:p><text:s/>11,52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02" calcext:value-type="float">
            <text:p><text:s/>20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37" calcext:value-type="float">
            <text:p><text:s/>3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70" calcext:value-type="float">
            <text:p><text:s/>37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0" calcext:value-type="float">
            <text:p><text:s/>370 </text:p>
          </table:table-cell>
          <table:table-cell table:style-name="ce29" office:value-type="float" office:value="3" calcext:value-type="float">
            <text:p><text:s/>3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183" calcext:value-type="float">
            <text:p><text:s/>2,183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018" calcext:value-type="float">
            <text:p><text:s/>2,01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8" calcext:value-type="float">
            <text:p><text:s/>1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20" calcext:value-type="float">
            <text:p><text:s/>2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5" calcext:value-type="float">
            <text:p><text:s/>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1" calcext:value-type="float">
            <text:p><text:s/>1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144" calcext:value-type="float">
            <text:p><text:s/>16,144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92" calcext:value-type="float">
            <text:p><text:s/>14,89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282" calcext:value-type="float">
            <text:p><text:s/>282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73" calcext:value-type="float">
            <text:p><text:s/>73 </text:p>
          </table:table-cell>
          <table:table-cell table:style-name="ce29" office:value-type="float" office:value="38" calcext:value-type="float">
            <text:p><text:s/>38 </text:p>
          </table:table-cell>
          <table:table-cell table:style-name="ce29" office:value-type="float" office:value="35" calcext:value-type="float">
            <text:p><text:s/>3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495" calcext:value-type="float">
            <text:p><text:s/>5,495 </text:p>
          </table:table-cell>
          <table:table-cell table:style-name="ce29" office:value-type="float" office:value="26" calcext:value-type="float">
            <text:p><text:s/>26 </text:p>
          </table:table-cell>
          <table:table-cell table:style-name="ce29" office:value-type="float" office:value="642" calcext:value-type="float">
            <text:p><text:s/>64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672" calcext:value-type="float">
            <text:p><text:s/>4,67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160" calcext:value-type="float">
            <text:p><text:s/>16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2" calcext:value-type="float">
            <text:p><text:s/>42 </text:p>
          </table:table-cell>
          <table:table-cell table:number-columns-repeated="2" table:style-name="ce29" office:value-type="float" office:value="21" calcext:value-type="float">
            <text:p><text:s/>2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6417" calcext:value-type="float">
            <text:p><text:s/>26,417 </text:p>
          </table:table-cell>
          <table:table-cell table:style-name="ce29" office:value-type="float" office:value="149" calcext:value-type="float">
            <text:p><text:s/>149 </text:p>
          </table:table-cell>
          <table:table-cell table:style-name="ce29" office:value-type="float" office:value="1924" calcext:value-type="float">
            <text:p><text:s/>1,92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809" calcext:value-type="float">
            <text:p><text:s/>22,809 </text:p>
          </table:table-cell>
          <table:table-cell table:style-name="ce29" office:value-type="float" office:value="10" calcext:value-type="float">
            <text:p><text:s/>10 </text:p>
          </table:table-cell>
          <table:table-cell table:style-name="ce29" office:value-type="float" office:value="1522" calcext:value-type="float">
            <text:p><text:s/>1,522 </text:p>
          </table:table-cell>
          <table:table-cell table:style-name="ce29" office:value-type="float" office:value="74" calcext:value-type="float">
            <text:p><text:s/>74 </text:p>
          </table:table-cell>
          <table:table-cell table:style-name="ce29" office:value-type="float" office:value="227" calcext:value-type="float">
            <text:p><text:s/>227 </text:p>
          </table:table-cell>
          <table:table-cell table:style-name="ce29" office:value-type="float" office:value="162" calcext:value-type="float">
            <text:p><text:s/>162 </text:p>
          </table:table-cell>
          <table:table-cell table:style-name="ce29" office:value-type="float" office:value="65" calcext:value-type="float">
            <text:p><text:s/>6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549" calcext:value-type="float">
            <text:p><text:s/>15,549 </text:p>
          </table:table-cell>
          <table:table-cell table:style-name="ce29" office:value-type="float" office:value="9" calcext:value-type="float">
            <text:p><text:s/>9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66" calcext:value-type="float">
            <text:p><text:s/>11,76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23" calcext:value-type="float">
            <text:p><text:s/>23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7754" calcext:value-type="float">
            <text:p><text:s/>17,754 </text:p>
          </table:table-cell>
          <table:table-cell table:style-name="ce29" office:value-type="float" office:value="78" calcext:value-type="float">
            <text:p><text:s/>78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3724" calcext:value-type="float">
            <text:p><text:s/>13,724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343" calcext:value-type="float">
            <text:p><text:s/>343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140" calcext:value-type="float">
            <text:p><text:s/>140 </text:p>
          </table:table-cell>
          <table:table-cell table:style-name="ce29" office:value-type="float" office:value="78" calcext:value-type="float">
            <text:p><text:s/>78 </text:p>
          </table:table-cell>
          <table:table-cell table:style-name="ce29" office:value-type="float" office:value="62" calcext:value-type="float">
            <text:p><text:s/>6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7703" calcext:value-type="float">
            <text:p><text:s/>77,703 </text:p>
          </table:table-cell>
          <table:table-cell table:style-name="ce28" office:value-type="float" office:value="742" calcext:value-type="float">
            <text:p><text:s/>742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69091" calcext:value-type="float">
            <text:p><text:s/>69,091 </text:p>
          </table:table-cell>
          <table:table-cell table:style-name="ce28" office:value-type="float" office:value="288" calcext:value-type="float">
            <text:p><text:s/>288 </text:p>
          </table:table-cell>
          <table:table-cell table:style-name="ce28" office:value-type="float" office:value="1531" calcext:value-type="float">
            <text:p><text:s/>1,531 </text:p>
          </table:table-cell>
          <table:table-cell table:style-name="ce28" office:value-type="float" office:value="284" calcext:value-type="float">
            <text:p><text:s/>284 </text:p>
          </table:table-cell>
          <table:table-cell table:style-name="ce28" office:value-type="float" office:value="575" calcext:value-type="float">
            <text:p><text:s/>575 </text:p>
          </table:table-cell>
          <table:table-cell table:style-name="ce28" office:value-type="float" office:value="405" calcext:value-type="float">
            <text:p><text:s/>405 </text:p>
          </table:table-cell>
          <table:table-cell table:style-name="ce28" office:value-type="float" office:value="170" calcext:value-type="float">
            <text:p><text:s/>170 </text:p>
          </table:table-cell>
          <table:table-cell table:style-name="ce28" office:value-type="float" office:value="73" calcext:value-type="float">
            <text:p><text:s/>73 </text:p>
          </table:table-cell>
          <table:table-cell table:style-name="ce28" office:value-type="float" office:value="14" calcext:value-type="float">
            <text:p><text:s/>14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6074" calcext:value-type="float">
            <text:p><text:s/>86,074 </text:p>
          </table:table-cell>
          <table:table-cell table:style-name="ce28" office:value-type="float" office:value="487" calcext:value-type="float">
            <text:p><text:s/>487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1955" calcext:value-type="float">
            <text:p><text:s/>81,955 </text:p>
          </table:table-cell>
          <table:table-cell table:style-name="ce28" office:value-type="float" office:value="4" calcext:value-type="float">
            <text:p><text:s/>4 </text:p>
          </table:table-cell>
          <table:table-cell table:style-name="ce28" office:value-type="float" office:value="3543" calcext:value-type="float">
            <text:p><text:s/>3,543 </text:p>
          </table:table-cell>
          <table:table-cell table:style-name="ce28" office:value-type="float" office:value="74" calcext:value-type="float">
            <text:p><text:s/>74 </text:p>
          </table:table-cell>
          <table:table-cell table:style-name="ce28" office:value-type="float" office:value="985" calcext:value-type="float">
            <text:p><text:s/>985 </text:p>
          </table:table-cell>
          <table:table-cell table:style-name="ce28" office:value-type="float" office:value="576" calcext:value-type="float">
            <text:p><text:s/>576 </text:p>
          </table:table-cell>
          <table:table-cell table:style-name="ce28" office:value-type="float" office:value="409" calcext:value-type="float">
            <text:p><text:s/>409 </text:p>
          </table:table-cell>
          <table:table-cell table:style-name="ce28" office:value-type="float" office:value="1" calcext:value-type="float">
            <text:p><text:s/>1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622" calcext:value-type="float">
            <text:p><text:s/>1,622 </text:p>
          </table:table-cell>
          <table:table-cell table:style-name="ce28" office:value-type="float" office:value="4" calcext:value-type="float">
            <text:p><text:s/>4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1494" calcext:value-type="float">
            <text:p><text:s/>1,494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120" calcext:value-type="float">
            <text:p><text:s/>120 </text:p>
          </table:table-cell>
          <table:table-cell table:style-name="ce28" office:value-type="float" office:value="4" calcext:value-type="float">
            <text:p><text:s/>4 </text:p>
          </table:table-cell>
          <table:table-cell table:number-columns-repeated="2" table:style-name="ce28" office:value-type="float" office:value="8" calcext:value-type="float">
            <text:p><text:s/>8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22" calcext:value-type="float">
            <text:p><text:s/>1,622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494" calcext:value-type="float">
            <text:p><text:s/>1,49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" calcext:value-type="float">
            <text:p><text:s/>120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8" calcext:value-type="float">
            <text:p><text:s/>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0" calcext:value-type="float">
            <text:p><text:s/>- </text:p>
          </table:table-cell>
          <table:table-cell table:number-columns-repeated="1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7-12-05T11:44:34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